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Comments</text:p>
      <text:p text:style-name="P2"><text:a xlink:type="simple" xlink:href="../DungeonCraftHelp.html">DungeonCraft Help Home</text:a></text:p>
      <text:p text:style-name="P2">Comments may be placed freely anywhere in a GPDL program. <text:s/>A comment begins with a double-slash ("//") and continues to the end of the line. <text:s/>Commonly a comment will be the only text on a line. <text:s/>Example:</text:p>
      <text:p text:style-name="P3">//This function computes the sum of its arguments.</text:p>
      <text:p text:style-name="P3">$FUNC summation(i, j) //Only two parameters</text:p>
      <text:p text:style-name="P3">{</text:p>
      <text:p text:style-name="P3"><text:s text:c="3"/>$RETURN i +# j; // Numeric sum</text:p>
      <text:p text:style-name="P3">} summation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23:46</meta:creation-date>
    <meta:generator>OpenOffice.org/3.2$Win32 OpenOffice.org_project/320m12$Build-9483</meta:generator>
    <meta:editing-cycles>2</meta:editing-cycles>
    <meta:editing-duration>PT00H01M25S</meta:editing-duration>
    <dc:title>Comments</dc:title>
    <dc:date>2010-05-09T19:17:21.44</dc:date>
    <dc:creator>Paul Stevens</dc:creator>
    <meta:document-statistic meta:table-count="0" meta:image-count="0" meta:object-count="0" meta:page-count="1" meta:paragraph-count="8" meta:word-count="66" meta:character-count="377"/>
  </office:meta>
</office:document-meta>
</file>